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BB5A4ECF893760A5.png" manifest:media-type="image/png"/>
  <manifest:file-entry manifest:full-path="Pictures/100000000000055600000300C4228A7F6E2B9F3A.png" manifest:media-type="image/png"/>
  <manifest:file-entry manifest:full-path="Pictures/10000000000005560000030018AA1DB0A90BE466.png" manifest:media-type="image/png"/>
  <manifest:file-entry manifest:full-path="Pictures/100000000000055600000300AE4E0B314CF4BB3A.png" manifest:media-type="image/png"/>
  <manifest:file-entry manifest:full-path="Pictures/100000000000055600000300BECAA36823F55513.png" manifest:media-type="image/png"/>
  <manifest:file-entry manifest:full-path="Pictures/10000000000005560000030031845511502C1F9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7a7a7a" style:font-name="Arial" fo:font-size="14pt" fo:letter-spacing="normal" fo:font-style="normal" fo:font-weight="normal" officeooo:rsid="00017126" officeooo:paragraph-rsid="00017126" style:font-size-asian="12.25pt" style:font-size-complex="14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7a7a7a" style:font-name="Arial" fo:font-size="14pt" fo:letter-spacing="normal" fo:font-style="normal" fo:font-weight="normal" officeooo:rsid="00017126" officeooo:paragraph-rsid="00017126" style:font-size-asian="12.25pt" style:font-size-complex="14pt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7a7a7a" style:font-name="Arial" fo:font-size="14pt" fo:letter-spacing="normal" fo:font-style="normal" fo:font-weight="normal" officeooo:rsid="0002fca5" officeooo:paragraph-rsid="0002fca5" style:font-size-asian="12.25pt" style:font-size-complex="14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7a7a7a" style:font-name="Arial" fo:font-size="14pt" fo:letter-spacing="normal" fo:font-style="normal" fo:font-weight="normal" officeooo:rsid="0002fca5" officeooo:paragraph-rsid="0002fca5" style:font-size-asian="12.25pt" style:font-size-complex="14pt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7a7a7a" style:font-name="Arial" fo:font-size="14pt" fo:letter-spacing="normal" fo:font-style="normal" fo:font-weight="normal" officeooo:rsid="00031185" officeooo:paragraph-rsid="00031185" style:font-size-asian="12.25pt" style:font-size-complex="14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7a7a7a" style:font-name="Arial" fo:font-size="14pt" fo:letter-spacing="normal" fo:font-style="normal" fo:font-weight="normal" officeooo:rsid="00031185" officeooo:paragraph-rsid="00031185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14cm, 3.351cm, 0cm, 4.61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395cm, 12.709cm, 0cm, 4.79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674cm, 12.603cm, 0cm, 4.17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5.045cm, 12.716cm, 0cm, 2.71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067cm, 9.426cm, 0cm, 4.1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135cm, 8.433cm, 2.115cm, 3.72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me Pag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x="-0.159cm" svg:y="0.192cm" svg:width="17.921cm" svg:height="9.019cm" draw:z-index="0"><draw:image xlink:href="Pictures/100000000000055600000300C4228A7F6E2B9F3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Register As Donor</text:p>
      <text:p text:style-name="P1"/>
      <text:p text:style-name="P2"><text:s text:c="8"/></text:p>
      <text:p text:style-name="P2"><draw:frame draw:style-name="fr2" draw:name="Image2" text:anchor-type="paragraph" svg:x="0.979cm" svg:y="0.474cm" svg:width="14.852cm" svg:height="14.282cm" draw:z-index="1"><draw:image xlink:href="Pictures/10000000000005560000030018AA1DB0A90BE466.png" xlink:type="simple" xlink:show="embed" xlink:actuate="onLoad"/></draw:frame></text:p>
      <text:p text:style-name="P2"/>
      <text:p text:style-name="P2"/>
      <text:p text:style-name="P2"><text:s text:c="6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3" text:anchor-type="paragraph" svg:x="1.092cm" svg:y="1.187cm" svg:width="14.395cm" svg:height="13.118cm" draw:z-index="2"><draw:image xlink:href="Pictures/100000000000055600000300BECAA36823F55513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Requiest Blood</text:p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4" draw:name="Image4" text:anchor-type="paragraph" svg:width="14.702cm" svg:height="10.841cm" draw:z-index="3"><draw:image xlink:href="Pictures/10000000000005560000030031845511502C1F9F.png" xlink:type="simple" xlink:show="embed" xlink:actuate="onLoad"/></draw:frame> <text:s/></text:p>
      <text:p text:style-name="P2"/>
      <text:p text:style-name="P2"/>
      <text:p text:style-name="P2"><draw:frame draw:style-name="fr5" draw:name="Image5" text:anchor-type="paragraph" svg:x="1.748cm" svg:y="0cm" svg:width="15.199cm" svg:height="11.605cm" draw:z-index="4"><draw:image xlink:href="Pictures/100000000000055600000300AE4E0B314CF4BB3A.png" xlink:type="simple" xlink:show="embed" xlink:actuate="onLoad"/></draw:frame><text:soft-page-break/></text:p>
      <text:p text:style-name="P2"/>
      <text:p text:style-name="P2"/>
      <text:p text:style-name="P2"/>
      <text:p text:style-name="P5">Contact Us</text:p>
      <text:p text:style-name="P5"/>
      <text:p text:style-name="P5"><draw:frame draw:style-name="fr6" draw:name="Image6" text:anchor-type="paragraph" svg:x="1.349cm" svg:y="0.482cm" svg:width="17.18cm" svg:height="9.361cm" draw:z-index="5"><draw:image xlink:href="Pictures/100000000000055600000300BB5A4ECF893760A5.png" xlink:type="simple" xlink:show="embed" xlink:actuate="onLoad"/></draw:frame></text:p>
      <text:p text:style-name="P5"><text:soft-pag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2T07:46:49.713121408</meta:creation-date>
    <dc:date>2017-08-12T08:18:32.627851383</dc:date>
    <meta:editing-duration>PT40S</meta:editing-duration>
    <meta:editing-cycles>1</meta:editing-cycles>
    <meta:document-statistic meta:table-count="0" meta:image-count="6" meta:object-count="0" meta:page-count="6" meta:paragraph-count="7" meta:word-count="9" meta:character-count="66" meta:non-whitespace-character-count="45"/>
    <meta:generator>LibreOffice/5.1.6.2$Linux_X86_64 LibreOffice_project/10m0$Build-2</meta:generator>
  </office:meta>
</office:document-meta>
</file>